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0.5507in" fo:margin-top="0in" fo:margin-bottom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1243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background-color="#6d9eeb" fo:padding="0.0694in" fo:border="1pt solid #000000">
        <style:background-image/>
      </style:table-cell-properties>
    </style:style>
    <style:style style:name="Table1.B1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611in" fo:keep-together="auto"/>
    </style:style>
    <style:style style:name="Table1.B3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.5507in" fo:margin-top="0in" fo:margin-bottom="0in" table:align="left"/>
    </style:style>
    <style:style style:name="Table2.A" style:family="table-column">
      <style:table-column-properties style:column-width="0.916in"/>
    </style:style>
    <style:style style:name="Table2.B" style:family="table-column">
      <style:table-column-properties style:column-width="1.4583in"/>
    </style:style>
    <style:style style:name="Table2.C" style:family="table-column">
      <style:table-column-properties style:column-width="4.1257in"/>
    </style:style>
    <style:style style:name="Table2.1" style:family="table-row">
      <style:table-row-properties style:min-row-height="0.3194in" fo:keep-together="auto"/>
    </style:style>
    <style:style style:name="Table2.A1" style:family="table-cell">
      <style:table-cell-properties style:vertical-align="" fo:background-color="#6d9eeb" fo:padding="0.0694in" fo:border="1pt solid #000000">
        <style:background-image/>
      </style:table-cell-properties>
    </style:style>
    <style:style style:name="Table2.2" style:family="table-row">
      <style:table-row-properties style:min-row-height="0.3333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3" style:family="table">
      <style:table-properties style:width="7.0833in" fo:margin-left="0.4597in" fo:margin-top="0in" fo:margin-bottom="0in" table:align="left"/>
    </style:style>
    <style:style style:name="Table3.A" style:family="table-column">
      <style:table-column-properties style:column-width="3.1139in"/>
    </style:style>
    <style:style style:name="Table3.B" style:family="table-column">
      <style:table-column-properties style:column-width="3.968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95b3d7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A7" style:family="table-cell">
      <style:table-cell-properties style:vertical-align="" fo:padding="0.0694in" fo:border="1pt solid #000000"/>
    </style:style>
    <style:style style:name="Table3.B7" style:family="table-cell">
      <style:table-cell-properties style:vertical-align="" fo:padding="0.0694in" fo:border="1pt solid #000000"/>
    </style:style>
    <style:style style:name="Table3.A8" style:family="table-cell">
      <style:table-cell-properties style:vertical-align="" fo:padding="0.0694in" fo:border="1pt solid #000000"/>
    </style:style>
    <style:style style:name="Table3.B8" style:family="table-cell">
      <style:table-cell-properties style:vertical-align="" fo:padding="0.0694in" fo:border="1pt solid #000000"/>
    </style:style>
    <style:style style:name="Table3.A9" style:family="table-cell">
      <style:table-cell-properties style:vertical-align="" fo:padding="0.0694in" fo:border="1pt solid #000000"/>
    </style:style>
    <style:style style:name="Table3.B9" style:family="table-cell">
      <style:table-cell-properties style:vertical-align="" fo:padding="0.0694in" fo:border="1pt solid #000000"/>
    </style:style>
    <style:style style:name="Table3.A10" style:family="table-cell">
      <style:table-cell-properties style:vertical-align="" fo:padding="0.0694in" fo:border="1pt solid #000000"/>
    </style:style>
    <style:style style:name="Table3.B10" style:family="table-cell">
      <style:table-cell-properties style:vertical-align="" fo:padding="0.0694in" fo:border="1pt solid #000000"/>
    </style:style>
    <style:style style:name="Table3.11" style:family="table-row">
      <style:table-row-properties style:min-row-height="0.5208in" fo:keep-together="auto"/>
    </style:style>
    <style:style style:name="Table3.A11" style:family="table-cell">
      <style:table-cell-properties style:vertical-align="" fo:padding="0.0694in" fo:border="1pt solid #000000"/>
    </style:style>
    <style:style style:name="Table3.B1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Cambria" fo:font-size="11pt" style:font-name-asian="Cambria1" style:font-size-asian="11pt" style:font-name-complex="Cambria1" style:font-size-complex="11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Cambria" fo:font-size="14pt" fo:font-weight="bold" fo:background-color="#95b3d7" style:font-name-asian="Cambria1" style:font-size-asian="14pt" style:font-weight-asian="bold" style:font-name-complex="Cambria1" style:font-size-complex="14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Cambria" fo:font-size="12pt" style:font-name-asian="Cambria1" style:font-size-asian="12pt" style:font-name-complex="Cambria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1402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025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.4929in" fo:margin-right="0in" fo:margin-top="0.3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028in" fo:margin-right="0.4516in" fo:margin-top="0.0917in" fo:margin-bottom="0in" loext:contextual-spacing="false" fo:line-height="113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043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50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043in" fo:margin-right="0in" fo:margin-top="0.1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.439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.4134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.4811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62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.3165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4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7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in" fo:margin-top="0.0083in" fo:margin-bottom="0in" loext:contextual-spacing="false" fo:line-height="100%" fo:orphans="0" fo:widows="0" fo:text-indent="0in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in" fo:margin-right="0in" fo:margin-top="0.0256in" fo:margin-bottom="0in" loext:contextual-spacing="false" fo:line-height="100%" fo:orphans="0" fo:widows="0" fo:text-indent="0in" style:auto-text-indent="false"/>
    </style:style>
    <style:style style:name="P30" style:family="paragraph" style:parent-style-name="Standard">
      <style:paragraph-properties fo:margin-left="0in" fo:margin-right="0in" fo:margin-top="0.0256in" fo:margin-bottom="0in" loext:contextual-spacing="false" fo:line-height="100%" fo:orphans="0" fo:widows="0" fo:text-indent="0in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.5035in" fo:margin-right="0in" fo:margin-top="0.1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4937in" fo:margin-right="0.4598in" fo:margin-top="0.0311in" fo:margin-bottom="0in" loext:contextual-spacing="false" fo:line-height="110%" fo:text-align="justify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2">
      <style:paragraph-properties fo:margin-left="1in" fo:margin-right="1.05in" fo:margin-top="0.0256in" fo:margin-bottom="0in" loext:contextual-spacing="false" fo:line-height="110%" fo:orphans="0" fo:widows="0" fo:text-indent="-0.25in" style:auto-text-indent="false"/>
    </style:style>
    <style:style style:name="P35" style:family="paragraph" style:parent-style-name="Standard">
      <style:paragraph-properties fo:margin-left="0.5028in" fo:margin-right="0in" fo:margin-top="0.1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5028in" fo:margin-right="0in" fo:margin-top="0.1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7" style:family="paragraph" style:parent-style-name="Standard" style:list-style-name="WWNum1">
      <style:paragraph-properties fo:margin-left="1in" fo:margin-right="0in" fo:margin-top="0.0256in" fo:margin-bottom="0in" loext:contextual-spacing="false" fo:line-height="100%" fo:orphans="0" fo:widows="0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margin-top="0.0256in" fo:margin-bottom="0in" loext:contextual-spacing="false" fo:line-height="100%" fo:orphans="0" fo:widows="0" fo:text-indent="-0.25in" style:auto-text-indent="false"/>
    </style:style>
    <style:style style:name="P39" style:family="paragraph" style:parent-style-name="Standard">
      <style:paragraph-properties fo:margin-left="0.7528in" fo:margin-right="0in" fo:line-height="100%" fo:orphans="0" fo:widows="0" fo:text-indent="0in" style:auto-text-indent="false"/>
    </style:style>
    <style:style style:name="P40" style:family="paragraph" style:parent-style-name="Standard">
      <style:paragraph-properties fo:margin-left="0.7528in" fo:margin-right="0in" fo:margin-top="0.0256in" fo:margin-bottom="0in" loext:contextual-spacing="false" fo:line-height="100%" fo:orphans="0" fo:widows="0" fo:text-indent="0in" style:auto-text-indent="false"/>
    </style:style>
    <style:style style:name="P41" style:family="paragraph" style:parent-style-name="Standard">
      <style:paragraph-properties fo:margin-left="0.5028in" fo:margin-right="1.3047in" fo:margin-top="0.3in" fo:margin-bottom="0in" loext:contextual-spacing="false" fo:line-height="11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size="16pt" fo:font-weight="bold" style:font-size-asian="16pt" style:font-weight-asian="bold" style:font-size-complex="16pt"/>
    </style:style>
    <style:style style:name="P42" style:family="paragraph" style:parent-style-name="Standard">
      <style:paragraph-properties fo:margin-left="0.5028in" fo:margin-right="1.3047in" fo:margin-top="0.3in" fo:margin-bottom="0in" loext:contextual-spacing="false" fo:line-height="11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top="0.0256in" fo:margin-bottom="0in" loext:contextual-spacing="false" fo:line-height="100%" fo:orphans="0" fo:widows="0"/>
    </style:style>
    <style:style style:name="P44" style:family="paragraph" style:parent-style-name="Standard">
      <style:paragraph-properties fo:margin-left="4.6402in" fo:margin-right="0.5783in" fo:margin-top="0.1752in" fo:margin-bottom="0in" loext:contextual-spacing="false" fo:line-height="110%" fo:text-align="start" style:justify-single-word="false" fo:keep-together="auto" fo:orphans="0" fo:widows="0" fo:text-indent="-3.9035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fo:font-weight="normal" style:font-name-asian="Roboto1" style:font-size-asian="14pt" style:font-style-asian="normal" style:font-weight-asian="normal" style:font-name-complex="Roboto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3c78d8" style:text-line-through-style="none" style:text-line-through-type="none" style:text-position="0% 100%" style:font-name="Roboto" fo:font-size="41pt" fo:font-style="normal" style:text-underline-style="none" fo:font-weight="bold" style:font-name-asian="Roboto1" style:font-size-asian="41pt" style:font-style-asian="normal" style:font-weight-asian="bold" style:font-name-complex="Roboto1" style:font-size-complex="41pt"/>
    </style:style>
    <style:style style:name="T9" style:family="text">
      <style:text-properties fo:font-variant="normal" fo:text-transform="none" fo:color="#3c78d8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0" style:family="text">
      <style:text-properties style:font-name="Roboto" fo:font-size="14pt" style:font-name-asian="Roboto1" style:font-size-asian="14pt" style:font-name-complex="Roboto1" style:font-size-complex="14pt"/>
    </style:style>
    <style:style style:name="T11" style:family="text">
      <style:text-properties fo:color="#3c78d8" style:font-name="Roboto" fo:font-size="41pt" fo:font-weight="bold" style:font-name-asian="Roboto1" style:font-size-asian="41pt" style:font-weight-asian="bold" style:font-name-complex="Roboto1" style:font-size-complex="41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 fo:background-color="#ffffff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12pt" style:text-underline-style="none" style:font-size-asian="12pt" style:font-size-complex="12pt" fo:background-color="#ffffff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style:font-name="Cambria" fo:font-size="14pt" fo:font-weight="bold" fo:background-color="#95b3d7" loext:char-shading-value="0" style:font-name-asian="Cambria1" style:font-size-asian="14pt" style:font-weight-asian="bold" style:font-name-complex="Cambria1" style:font-size-complex="14pt"/>
    </style:style>
    <style:style style:name="T19" style:family="text">
      <style:text-properties style:font-name="Cambria" fo:font-size="12pt" style:font-name-asian="Cambria1" style:font-size-asian="12pt" style:font-name-complex="Cambria1" style:font-size-complex="12pt"/>
    </style:style>
    <style:style style:name="T20" style:family="text">
      <style:text-properties fo:color="#002060" style:font-name="Cambria" fo:font-size="12pt" fo:font-weight="bold" style:font-name-asian="Cambria1" style:font-size-asian="12pt" style:font-weight-asian="bold" style:font-name-complex="Cambri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<office:annotation office:name="__Annotation__4_3616827437"><dc:creator>marwa maky</dc:creator><dc:date>2022-10-11T21:20:04</dc:date><text:p><text:span text:style-name="T3">esraaabdelnaby613@gmail.com</text:span></text:p></office:annotation></text:span><text:span text:style-name="T1">Customer </text:span><text:span text:style-name="T10">Requirements</text:span><office:annotation-end office:name="__Annotation__4_3616827437"/></text:p>
      <text:p text:style-name="P12"><text:span text:style-name="T11">SpeedBumps Mobile Application</text:span></text:p>
      <text:p text:style-name="P13"><text:span text:style-name="T2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p text:style-name="P15"><text:span text:style-name="T4">Table of Contents </text:span></text:p>
      <text:p text:style-name="P16"><text:span text:style-name="T12"><text:s/></text:span><text:span text:style-name="T5">Document Status: ……………………………………………………………….1 Document History: ……………………………………………………………...1 Project Description: ……………………………………………………………. .2 Mapping </text:span><text:span text:style-name="T12">Customer’s</text:span><text:span text:style-name="T5"> ID: …………………………………</text:span><text:span text:style-name="T12">………………………</text:span><text:span text:style-name="T5">3 <text:s/></text:span></text:p>
      <text:p text:style-name="P14"/>
      <text:p text:style-name="P17"><text:span text:style-name="T4">Document Status: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7">Name </text:span></text:p>
          </table:table-cell>
          <table:table-cell table:style-name="Table1.B1" office:value-type="string">
            <text:p text:style-name="P10"><text:span text:style-name="T3">PO_</text:span>SB<text:span text:style-name="T3">_CR_</text:span>SpeedBumps_MobileApp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Version </text:span></text:p>
          </table:table-cell>
          <table:table-cell table:style-name="Table1.B2" office:value-type="string">
            <text:p text:style-name="P10"><text:span text:style-name="T3">V1.</text:span>1</text:p>
          </table:table-cell>
        </table:table-row>
        <table:table-row table:style-name="Table1.3">
          <table:table-cell table:style-name="Table1.A1" office:value-type="string">
            <text:p text:style-name="P21"><text:span text:style-name="T2">Status </text:span></text:p>
          </table:table-cell>
          <table:table-cell table:style-name="Table1.B3" office:value-type="string">
            <text:p text:style-name="P1">Proposed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Author </text:span></text:p>
          </table:table-cell>
          <table:table-cell table:style-name="Table1.B4" office:value-type="string">
            <text:p text:style-name="P10">Marwa</text:p>
          </table:table-cell>
        </table:table-row>
        <table:table-row table:style-name="Table1.1">
          <table:table-cell table:style-name="Table1.A1" office:value-type="string">
            <text:p text:style-name="P22"><text:span text:style-name="T2">Date </text:span></text:p>
          </table:table-cell>
          <table:table-cell table:style-name="Table1.B5" office:value-type="string">
            <text:p text:style-name="P10"><text:span text:style-name="T3">[</text:span>11-10<text:span text:style-name="T3">-2022]</text:span></text:p>
          </table:table-cell>
        </table:table-row>
      </table:table>
      <text:p text:style-name="P7"/>
      <text:p text:style-name="P8"/>
      <text:p text:style-name="P8"/>
      <text:p text:style-name="P8"/>
      <text:p text:style-name="P18"><text:span text:style-name="T4">Document History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text:span text:style-name="T2">Version </text:span></text:p>
          </table:table-cell>
          <table:table-cell table:style-name="Table2.A1" office:value-type="string">
            <text:p text:style-name="P10"><text:span text:style-name="T2">Author </text:span></text:p>
          </table:table-cell>
          <table:table-cell table:style-name="Table2.A1" office:value-type="string">
            <text:p text:style-name="P23"><text:span text:style-name="T2">Date Change</text:span></text:p>
          </table:table-cell>
        </table:table-row>
        <table:table-row table:style-name="Table2.2">
          <table:table-cell table:style-name="Table2.A2" office:value-type="string">
            <text:p text:style-name="P24"><text:span text:style-name="T3">1.0 </text:span></text:p>
          </table:table-cell>
          <table:table-cell table:style-name="Table2.B2" office:value-type="string">
            <text:p text:style-name="P10">Marwa</text:p>
          </table:table-cell>
          <table:table-cell table:style-name="Table2.C2" office:value-type="string">
            <text:p text:style-name="P25"><text:span text:style-name="T3">[</text:span>25<text:span text:style-name="T3">-</text:span>9<text:span text:style-name="T3">-202</text:span>2<text:span text:style-name="T3">] Initial Creation</text:span></text:p>
          </table:table-cell>
        </table:table-row>
        <table:table-row table:style-name="Table2.2">
          <table:table-cell table:style-name="Table2.A3" office:value-type="string">
            <text:p text:style-name="P24">1.1</text:p>
          </table:table-cell>
          <table:table-cell table:style-name="Table2.B3" office:value-type="string">
            <text:p text:style-name="P10">Marwa</text:p>
          </table:table-cell>
          <table:table-cell table:style-name="Table2.C3" office:value-type="string">
            <text:p text:style-name="P26"><text:s text:c="10"/>[11-10-2022] Editing the app’s features</text:p>
          </table:table-cell>
        </table:table-row>
      </table:table>
      <text:p text:style-name="P7"><text:soft-page-break/></text:p>
      <text:p text:style-name="P8"/>
      <text:p text:style-name="P6"><text:span text:style-name="T4">Project Description: </text:span></text:p>
      <text:p text:style-name="P9"/>
      <text:p text:style-name="P31"><text:span text:style-name="T9">Definition: </text:span></text:p>
      <text:p text:style-name="P32"><text:span text:style-name="T6">An application through which </text:span><text:span text:style-name="T13">the user can be notified about the coming speed bumps on the road and the remaining distance between the car and the bump</text:span><text:span text:style-name="T6"> </text:span></text:p>
      <text:p text:style-name="P19"><text:span text:style-name="T9">Features: </text:span></text:p>
      <text:list xml:id="list2798580304" text:style-name="WWNum2">
        <text:list-item>
          <text:p text:style-name="P33"><text:span text:style-name="T13">Users can choose between more than one business plan</text:span></text:p>
        </text:list-item>
        <text:list-item>
          <text:p text:style-name="P33"><text:span text:style-name="T13">Users can control the ride</text:span></text:p>
        </text:list-item>
        <text:list-item>
          <text:p text:style-name="P33"><text:span text:style-name="T13">Alerting the user with the coming speed bumps </text:span></text:p>
        </text:list-item>
        <text:list-item>
          <text:p text:style-name="P34"><text:span text:style-name="T13">Asking for premissions <text:s/></text:span></text:p>
        </text:list-item>
        <text:list-item>
          <text:p text:style-name="P34"><text:span text:style-name="T13">Monitor HW device </text:span></text:p>
        </text:list-item>
        <text:list-item>
          <text:p text:style-name="P34"><text:span text:style-name="T13">Technical Issues reporting</text:span></text:p>
        </text:list-item>
      </text:list>
      <text:p text:style-name="P28"/>
      <text:p text:style-name="P35"><text:span text:style-name="T9">Key Elements: </text:span></text:p>
      <text:p text:style-name="P36"/>
      <text:list xml:id="list1012998324" text:style-name="WWNum1">
        <text:list-item>
          <text:p text:style-name="P37"><text:span text:style-name="T13">Users can choose the ‘Basic” plan.</text:span></text:p>
        </text:list-item>
        <text:list-item>
          <text:p text:style-name="P37"><text:span text:style-name="T13">Users can choose the <text:s/>“Premium” plan.</text:span></text:p>
        </text:list-item>
      </text:list>
      <text:p text:style-name="P29"><text:span text:style-name="T13"><text:s text:c="16"/>● <text:s text:c="2"/>The user can “start” ,”end” his ride</text:span></text:p>
      <text:p text:style-name="P29"><text:span text:style-name="T13"><text:s text:c="16"/>● <text:s text:c="2"/>The app alert the user with the coming bumps</text:span></text:p>
      <text:p text:style-name="P39"><text:span text:style-name="T13">● <text:s text:c="2"/>The app alert the user with the remaining distance till the bump</text:span></text:p>
      <text:p text:style-name="P40"><text:soft-page-break/><text:span text:style-name="T13">● <text:s text:c="2"/>The app save the bump’s location on the user’s GPS screen</text:span></text:p>
      <text:list xml:id="list2584038579" text:style-name="WWNum3">
        <text:list-item>
          <text:p text:style-name="P38"><text:span text:style-name="T14">Application needs user permission to use Bluetooth, location,..etc.</text:span></text:p>
        </text:list-item>
        <text:list-item>
          <text:p text:style-name="P38"><text:span text:style-name="T14">In “premium” plan the app ask the user for his permission to save the bumps on the ride</text:span></text:p>
        </text:list-item>
        <text:list-item>
          <text:p text:style-name="P38"><text:span text:style-name="T14">Application shall be notified by the embedded device’s issues and status.</text:span></text:p>
        </text:list-item>
        <text:list-item>
          <text:p text:style-name="P38"><text:span text:style-name="T14">Users can report any technical issue.</text:span></text:p>
        </text:list-item>
      </text:list>
      <text:p text:style-name="P41"/>
      <text:p text:style-name="P41"/>
      <text:p text:style-name="P41"/>
      <text:p text:style-name="P41"/>
      <text:p text:style-name="P42"><text:span text:style-name="T4">Mapping </text:span><text:span text:style-name="T17">Cutomers’s</text:span><text:span text:style-name="T4"> ID: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8"><text:s/>ID Requirement </text:span></text:p>
          </table:table-cell>
          <table:table-cell table:style-name="Table3.A1" office:value-type="string">
            <text:p text:style-name="P1"><text:span text:style-name="T18">Covers</text:span></text:p>
          </table:table-cell>
        </table:table-row>
        <table:table-row table:style-name="Table3.1">
          <table:table-cell table:style-name="Table3.A2" office:value-type="string">
            <text:p text:style-name="P3"/>
            <text:p text:style-name="P1"><text:span text:style-name="T19">PO_SB_ CR_SpeedBumps_MobileApp_</text:span><text:span text:style-name="T20"> 001</text:span><text:span text:style-name="T19">-V1.0</text:span></text:p>
            <text:p text:style-name="P3"/>
          </table:table-cell>
          <table:table-cell table:style-name="Table3.B2" office:value-type="string">
            <text:p text:style-name="P29"><text:span text:style-name="T13">Users can choose the ‘Basic” plan.</text:span></text:p>
            <text:p text:style-name="P2"/>
          </table:table-cell>
        </table:table-row>
        <table:table-row table:style-name="Table3.1">
          <table:table-cell table:style-name="Table3.A3" office:value-type="string">
            <text:p text:style-name="P1"><text:span text:style-name="T19">PO_SB_ CR_SpeedBumps</text:span><text:span text:style-name="T20">_</text:span><text:span text:style-name="T19">MobileApp_</text:span><text:span text:style-name="T20"> 002</text:span><text:span text:style-name="T19">-V1.0 </text:span></text:p>
            <text:p text:style-name="P4"/>
          </table:table-cell>
          <table:table-cell table:style-name="Table3.B3" office:value-type="string">
            <text:p text:style-name="P29"><text:span text:style-name="T13">Users can choose the <text:s/>“Premium” plan.</text:span></text:p>
            <text:p text:style-name="P4"/>
          </table:table-cell>
        </table:table-row>
        <table:table-row table:style-name="Table3.1">
          <table:table-cell table:style-name="Table3.A4" office:value-type="string">
            <text:p text:style-name="P1"><text:span text:style-name="T19">PO_SB_ CR_SpeedBumps</text:span><text:span text:style-name="T20">_</text:span><text:span text:style-name="T19">MobileApp_</text:span><text:span text:style-name="T20"> 003</text:span><text:span text:style-name="T19">-V1.0</text:span></text:p>
            <text:p text:style-name="P4"/>
          </table:table-cell>
          <table:table-cell table:style-name="Table3.B4" office:value-type="string">
            <text:p text:style-name="P43"><text:span text:style-name="T13">The user can “start”,”end” his ride</text:span></text:p>
            <text:p text:style-name="P27"/>
            <text:p text:style-name="P4"/>
          </table:table-cell>
        </table:table-row>
        <table:table-row table:style-name="Table3.1">
          <table:table-cell table:style-name="Table3.A5" office:value-type="string">
            <text:p text:style-name="P1"><text:span text:style-name="T19">PO_SB_ CR_SpeedBumps</text:span><text:span text:style-name="T20">_</text:span><text:span text:style-name="T19">MobileApp_</text:span><text:span text:style-name="T20"> 004</text:span><text:span text:style-name="T19">-V1.0</text:span></text:p>
            <text:p text:style-name="P5"/>
          </table:table-cell>
          <table:table-cell table:style-name="Table3.B5" office:value-type="string">
            <text:p text:style-name="P43"><text:span text:style-name="T13">The app alert the user with the coming bumps</text:span></text:p>
            <text:p text:style-name="P27"/>
          </table:table-cell>
        </table:table-row>
        <table:table-row table:style-name="Table3.1">
          <table:table-cell table:style-name="Table3.A6" office:value-type="string">
            <text:p text:style-name="P1"><text:span text:style-name="T19">PO_SB_ CR_SpeedBumps</text:span><text:span text:style-name="T20">_</text:span><text:span text:style-name="T19">MobileApp_</text:span><text:span text:style-name="T20"> 005</text:span><text:span text:style-name="T19">-V1.0 </text:span></text:p>
            <text:p text:style-name="P4"/>
          </table:table-cell>
          <table:table-cell table:style-name="Table3.B6" office:value-type="string">
            <text:p text:style-name="P26"><text:span text:style-name="T13"><text:s text:c="2"/>The app alert the user with the remaining distance till the bump</text:span></text:p>
            <text:p text:style-name="P4"/>
          </table:table-cell>
        </table:table-row>
        <table:table-row table:style-name="Table3.1">
          <table:table-cell table:style-name="Table3.A7" office:value-type="string">
            <text:p text:style-name="P1"><text:span text:style-name="T19">PO_SB_ CR_SpeedBumps_MobileApp</text:span><text:span text:style-name="T20"> _006</text:span><text:span text:style-name="T19">-V1.0 </text:span></text:p>
            <text:p text:style-name="P4"/>
          </table:table-cell>
          <table:table-cell table:style-name="Table3.B7" office:value-type="string">
            <text:p text:style-name="P29"><text:span text:style-name="T13">The app save the bump’s location on the user’s GPS screen</text:span></text:p>
            <text:p text:style-name="P4"/>
          </table:table-cell>
        </table:table-row>
        <table:table-row table:style-name="Table3.1">
          <table:table-cell table:style-name="Table3.A8" office:value-type="string">
            <text:p text:style-name="P1"><text:span text:style-name="T19">PO_SB_ CR_SpeedBumps</text:span><text:span text:style-name="T20">_</text:span><text:span text:style-name="T19">MobileApp_</text:span><text:span text:style-name="T20"> 007</text:span><text:span text:style-name="T19">-V1.0 </text:span></text:p>
            <text:p text:style-name="P5"/>
          </table:table-cell>
          <table:table-cell table:style-name="Table3.B8" office:value-type="string">
            <text:p text:style-name="P29"><text:span text:style-name="T14">Application needs user permission to use Bluetooth, location,..etc.</text:span></text:p>
            <text:p text:style-name="P30"/>
          </table:table-cell>
        </table:table-row>
        <table:table-row table:style-name="Table3.1">
          <table:table-cell table:style-name="Table3.A9" office:value-type="string">
            <text:p text:style-name="P1"><text:span text:style-name="T19">PO_SB_ CR_SpeedBumps</text:span><text:span text:style-name="T20">_</text:span><text:span text:style-name="T19">MobileApp_</text:span><text:span text:style-name="T20"> 008</text:span><text:span text:style-name="T19">-V1.0 </text:span></text:p>
            <text:p text:style-name="P5"/>
          </table:table-cell>
          <table:table-cell table:style-name="Table3.B9" office:value-type="string">
            <text:p text:style-name="P29"><text:span text:style-name="T14">In “premium” plan the app ask the user for his permission to save the bumps on the ride</text:span></text:p>
            <text:p text:style-name="P30"/>
          </table:table-cell>
        </table:table-row>
        <table:table-row table:style-name="Table3.1">
          <table:table-cell table:style-name="Table3.A10" office:value-type="string">
            <text:p text:style-name="P1"><text:span text:style-name="T19">PO_SB_ CR_SpeedBumps</text:span><text:span text:style-name="T20">_</text:span><text:span text:style-name="T19">MobileApp_</text:span><text:span text:style-name="T20"> 009</text:span><text:span text:style-name="T19">-V1.0 </text:span></text:p>
            <text:p text:style-name="P5"/>
          </table:table-cell>
          <table:table-cell table:style-name="Table3.B10" office:value-type="string">
            <text:p text:style-name="P29"><text:span text:style-name="T14">Application shall be notified by the embedded device’s issues and status.</text:span></text:p>
            <text:p text:style-name="P30"/>
          </table:table-cell>
        </table:table-row>
        <table:table-row table:style-name="Table3.11">
          <table:table-cell table:style-name="Table3.A11" office:value-type="string">
            <text:p text:style-name="P1"><text:span text:style-name="T19">PO_SB_ CR_SpeedBumps</text:span><text:span text:style-name="T20">_</text:span><text:span text:style-name="T19">MobileApp_</text:span><text:span text:style-name="T20"> 010</text:span><text:span text:style-name="T19">-V1.0 </text:span></text:p>
            <text:p text:style-name="P5"/>
          </table:table-cell>
          <table:table-cell table:style-name="Table3.B11" office:value-type="string">
            <text:p text:style-name="P29"><text:span text:style-name="T14">Users can report any technical issue.</text:span></text:p>
            <text:p text:style-name="P30"/>
          </table:table-cell>
        </table:table-row>
      </table:table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98in" fo:margin-bottom="1.1311in" fo:margin-left="0.511in" fo:margin-right="0.5118in" style:writing-mode="lr-tb" style:layout-grid-color="#c0c0c0" style:layout-grid-lines="225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4" meta:paragraph-count="70" meta:word-count="356" meta:character-count="2731" meta:non-whitespace-character-count="2371"/>
    <meta:generator>LibreOfficeDev/6.0.5.2$Linux_X86_64 LibreOffice_project/</meta:generator>
  </office:meta>
</office:document-meta>
</file>